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use-window-font-color="true"/>
    </style:style>
    <style:style style:name="P6" style:family="paragraph" style:parent-style-name="Standard">
      <style:paragraph-properties fo:text-align="justify" style:justify-single-word="false"/>
      <style:text-properties fo:color="#000000"/>
    </style:style>
    <style:style style:name="P7" style:family="paragraph" style:parent-style-name="Standard">
      <style:paragraph-properties fo:margin-left="1.111in" fo:margin-right="0in" fo:text-align="justify" style:justify-single-word="false" fo:text-indent="0in" style:auto-text-indent="false"/>
      <style:text-properties style:use-window-font-color="true"/>
    </style:style>
    <style:style style:name="P8" style:family="paragraph" style:parent-style-name="Standard" style:master-page-name="Standard">
      <style:paragraph-properties fo:text-align="justify" style:justify-single-word="false" style:page-number="auto"/>
    </style:style>
    <style:style style:name="P9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800000"/>
    </style:style>
    <style:style style:name="P11" style:family="paragraph" style:parent-style-name="Standard" style:list-style-name="L1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13" style:family="paragraph" style:parent-style-name="Standard">
      <style:paragraph-properties fo:text-align="justify" style:justify-single-word="false"/>
      <style:text-properties fo:color="#000000" fo:font-style="italic" style:font-style-asian="italic" style:font-style-complex="italic"/>
    </style:style>
    <style:style style:name="P14" style:family="paragraph" style:parent-style-name="Standard">
      <style:paragraph-properties fo:text-align="justify" style:justify-single-word="false"/>
      <style:text-properties style:use-window-font-color="tru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800000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Aim: </text:span>Prepare a Program for finding First &amp; Follow Sets.</text:p>
      <text:p text:style-name="P3"/>
      <text:p text:style-name="P3"><text:span text:style-name="T1">Software Requirements: </text:span>GNU C Compiler(GNU Compiler Collection), &lt;stdlib.h&gt; &lt;stdio.h&gt; &lt;ctype.h&gt; &lt;string.h&gt; &lt;iostream&gt; &lt;fstream&gt; &lt;strings.h&gt;</text:p>
      <text:p text:style-name="P3"/>
      <text:p text:style-name="P3"><text:span text:style-name="T1">Hardware Requirements:</text:span> Processor, Memory, Standard Input, Standard Output.</text:p>
      <text:p text:style-name="P3"/>
      <text:p text:style-name="P4">Knowledge Required: </text:p>
      <text:p text:style-name="P9"/>
      <text:p text:style-name="P9">To understatnd this program the reader must have understanding of the Algorithms for computing First and Follow set as well as hand on cpp.</text:p>
      <text:p text:style-name="P9"/>
      <text:p text:style-name="P4">Description:</text:p>
      <text:p text:style-name="P3"/>
      <text:p text:style-name="P3">Program should accept the Grammer as an input and should find the first and follow sets of the given grammer.</text:p>
      <text:p text:style-name="P3"/>
      <text:p text:style-name="P4">Algorithm:</text:p>
      <text:p text:style-name="P3"/>
      <text:p text:style-name="P3"><text:span text:style-name="T2">step 1.</text:span> Read a grammer from the input file. <text:span text:style-name="T3">int read_grammar(char*);</text:span></text:p>
      <text:p text:style-name="P10"/>
      <text:p text:style-name="P3"><text:s text:c="2"/><text:tab/>Reads a grammar from a specified file and stores it into g (array of structure gammar) </text:p>
      <text:p text:style-name="P3"><text:s/><text:tab/>this function ignores the white spaces </text:p>
      <text:p text:style-name="P3"><text:tab/>it assumes the grammar written in file is CFG (Context Free Grammer)</text:p>
      <text:p text:style-name="P3"><text:tab/>it assumes all the possible alternatives for a same nonterminal are </text:p>
      <text:p text:style-name="P3"><text:tab/>written in same line and they are separated by '|' </text:p>
      <text:p text:style-name="P3"/>
      <text:p text:style-name="P3"><text:span text:style-name="T2">step 2.</text:span> ask user choice 1. FIRST set 2. FOLLOW set</text:p>
      <text:p text:style-name="P3"><text:tab/></text:p>
      <text:p text:style-name="P3"><text:tab/>get choice.</text:p>
      <text:p text:style-name="P3"/>
      <text:p text:style-name="P3"><text:span text:style-name="T2">step 3.</text:span> if choice = 1 (FIRST SET)</text:p>
      <text:p text:style-name="P3"><text:tab/><text:tab/>Ask for,</text:p>
      <text:list xml:id="list1031797330" text:style-name="L1">
        <text:list-item>
          <text:list>
            <text:list-item>
              <text:list>
                <text:list-item>
                  <text:p text:style-name="P11">Compute FIRST of all NTs</text:p>
                </text:list-item>
                <text:list-item>
                  <text:p text:style-name="P11">Compute FIRST for a specific SENTENTIAL form</text:p>
                </text:list-item>
              </text:list>
            </text:list-item>
          </text:list>
        </text:list-item>
      </text:list>
      <text:p text:style-name="P3"><text:tab/><text:tab/></text:p>
      <text:p text:style-name="P3"><text:tab/><text:tab/>if 1. <text:span text:style-name="T3">void All_NTs_first_set(); </text:span></text:p>
      <text:p text:style-name="P5"><text:tab/><text:tab/> <text:s text:c="5"/>This function computes the first set for all nonterminal in given grammar g </text:p>
      <text:p text:style-name="P7"><text:s text:c="3"/>For that first it copies each non-terminal into str and then computes FIRST(str)</text:p>
      <text:p text:style-name="P7"><text:s text:c="3"/><text:span text:style-name="T3">void display_first_set(char*);</text:span></text:p>
      <text:p text:style-name="P7"><text:s text:c="3"/>This function displays the set passed as an argument</text:p>
      <text:p text:style-name="P3"><text:tab/><text:tab/>else </text:p>
      <text:p text:style-name="P3"><text:tab/><text:tab/><text:tab/>Ask for,</text:p>
      <text:p text:style-name="P3"><text:tab/><text:tab/><text:tab/>String.</text:p>
      <text:p text:style-name="P3"><text:tab/><text:tab/><text:tab/><text:span text:style-name="T3">char* compute_first_set(char*); </text:span></text:p>
      <text:p text:style-name="P5"><text:soft-page-break/><text:tab/>This function computes FISRT set of any string of terminal and non-terminal </text:p>
      <text:p text:style-name="P5"><text:s text:c="3"/><text:tab/>It applys the following rules: </text:p>
      <text:p text:style-name="P5"><text:s text:c="3"/><text:tab/>CASE 1:<text:tab/> <text:s text:c="2"/>= FIRST(XYZ) = {X}<text:tab/><text:tab/><text:tab/>if X is a terminal </text:p>
      <text:p text:style-name="P5"><text:tab/>CASE 2:<text:tab/> <text:s text:c="2"/>= FIRST(X)<text:tab/><text:tab/><text:tab/><text:tab/><text:tab/>if '@' is not in FIRST(X) </text:p>
      <text:p text:style-name="P5"><text:tab/>CASE 3:<text:tab/> <text:s text:c="2"/>= FIRST(X) - {@} + FIRST(YZ)<text:tab/><text:tab/>if '@' is in FIRST(X) </text:p>
      <text:p text:style-name="P5"><text:s text:c="3"/><text:tab/></text:p>
      <text:p text:style-name="P5"><text:tab/>Here X,Y,Z represents any grammar symbol (i.e terminal or non-terminal)</text:p>
      <text:p text:style-name="P10"><text:tab/><text:tab/><text:tab/></text:p>
      <text:p text:style-name="P3"><text:tab/>Ask for continue. If yes go to <text:span text:style-name="T2">step 2.</text:span></text:p>
      <text:p text:style-name="P12"/>
      <text:p text:style-name="P3"><text:span text:style-name="T2">step 4.</text:span> <text:s/>if choice = 2 (FOLLOW SET)</text:p>
      <text:p text:style-name="P3"/>
      <text:p text:style-name="P3"><text:tab/><text:span text:style-name="T3">char* compute_follow_set(char);</text:span></text:p>
      <text:p text:style-name="P6"><text:tab/>This function computes FOLLOW(NT) for given non-terminal NT by using the following <text:tab/>rules: </text:p>
      <text:p text:style-name="P6"><text:s text:c="3"/><text:tab/>If there is a production of the form A -&gt; &lt;alpha&gt;B&lt;beta&gt; then </text:p>
      <text:p text:style-name="P6"><text:s text:c="3"/><text:tab/>FOLLOW(B) = FIRST(&lt;beta&gt;) <text:tab/><text:tab/> <text:s text:c="5"/>if '@' is not there in FIRST(&lt;beta&gt;) </text:p>
      <text:p text:style-name="P6"><text:tab/> <text:s text:c="21"/>= FIRST(&lt;beta&gt;)-{@} + FOLLOW(A) <text:s text:c="6"/>if '@' is in FIRST(&lt;beta&gt;) </text:p>
      <text:p text:style-name="P6"/>
      <text:p text:style-name="P6"><text:tab/>Ask for continue. If yes go to <text:span text:style-name="T2">step 2.</text:span></text:p>
      <text:p text:style-name="P13"/>
      <text:p text:style-name="P12">step 5. Exit</text:p>
      <text:p text:style-name="P3"/>
      <text:p text:style-name="P4">Input/Output: </text:p>
      <text:p text:style-name="P3"/>
      <text:p text:style-name="P3">jazz@linuxmint ~/Desktop/ACT/First Follow $ g++ FIRST_FO.CPP -o ff </text:p>
      <text:p text:style-name="P3">FIRST_FO.CPP: In function ‘char* compute_follow_set(char)’: </text:p>
      <text:p text:style-name="P3">FIRST_FO.CPP:103: warning: address of local variable ‘follow_set’ returned </text:p>
      <text:p text:style-name="P3">jazz@linuxmint ~/Desktop/ACT/First Follow $ ./ff gram5.txt </text:p>
      <text:p text:style-name="P3"/>
      <text:p text:style-name="P3"><text:tab/>1.FIRST </text:p>
      <text:p text:style-name="P3"><text:tab/>2.FOLLOW </text:p>
      <text:p text:style-name="P3"/>
      <text:p text:style-name="P3"><text:tab/>Enter your choice </text:p>
      <text:p text:style-name="P3">1 </text:p>
      <text:p text:style-name="P3"/>
      <text:p text:style-name="P3"/>
      <text:p text:style-name="P3">******************* <text:s/>GRAMMAR <text:s/>******************** </text:p>
      <text:p text:style-name="P3"/>
      <text:p text:style-name="P3"><text:tab/><text:tab/>A -&gt; B | C </text:p>
      <text:p text:style-name="P3"><text:tab/><text:tab/>B -&gt; n | i </text:p>
      <text:p text:style-name="P3"><text:tab/><text:tab/>C -&gt; (D) </text:p>
      <text:p text:style-name="P3"><text:tab/><text:tab/>D -&gt; DA | A </text:p>
      <text:p text:style-name="P3"/>
      <text:p text:style-name="P3">******************* <text:s/>GRAMMAR <text:s/>******************** </text:p>
      <text:p text:style-name="P3"><text:soft-page-break/></text:p>
      <text:p text:style-name="P3"><text:s/></text:p>
      <text:p text:style-name="P3"><text:tab/>1. Compute FIRST of all NTs </text:p>
      <text:p text:style-name="P3"><text:tab/>2. Compute FIRST for a specific SENTENTIAL form </text:p>
      <text:p text:style-name="P3"/>
      <text:p text:style-name="P3"><text:tab/>Enter your chice:1 </text:p>
      <text:p text:style-name="P3"/>
      <text:p text:style-name="P3">******************** <text:s/>FIRST <text:s/>********************* </text:p>
      <text:p text:style-name="P3"/>
      <text:p text:style-name="P3"><text:tab/><text:tab/>First of <text:s/>A : (,i,n </text:p>
      <text:p text:style-name="P3"><text:tab/><text:tab/>First of <text:s/>B : i,n </text:p>
      <text:p text:style-name="P3"><text:tab/><text:tab/>First of <text:s/>C : ( </text:p>
      <text:p text:style-name="P3"><text:tab/><text:tab/>First of <text:s/>D : (,i,n </text:p>
      <text:p text:style-name="P3">******************** <text:s/>FIRST <text:s/>********************* </text:p>
      <text:p text:style-name="P3"/>
      <text:p text:style-name="P3">Would you like to continue PRESS 'Y' or 'y'y </text:p>
      <text:p text:style-name="P3"/>
      <text:p text:style-name="P3"><text:tab/>1.FIRST </text:p>
      <text:p text:style-name="P3"><text:tab/>2.FOLLOW </text:p>
      <text:p text:style-name="P3"/>
      <text:p text:style-name="P3"><text:tab/>Enter your choice </text:p>
      <text:p text:style-name="P3">2 </text:p>
      <text:p text:style-name="P3"/>
      <text:p text:style-name="P3"/>
      <text:p text:style-name="P3">******************* <text:s/>GRAMMAR <text:s/>******************** </text:p>
      <text:p text:style-name="P3"/>
      <text:p text:style-name="P3"><text:tab/><text:tab/>A -&gt; B | C </text:p>
      <text:p text:style-name="P3"><text:tab/><text:tab/>B -&gt; n | i </text:p>
      <text:p text:style-name="P3"><text:tab/><text:tab/>C -&gt; (D) </text:p>
      <text:p text:style-name="P3"><text:tab/><text:tab/>D -&gt; DA | A </text:p>
      <text:p text:style-name="P3"/>
      <text:p text:style-name="P3"/>
      <text:p text:style-name="P3">******************* <text:s/>GRAMMAR <text:s/>******************** </text:p>
      <text:p text:style-name="P3"/>
      <text:p text:style-name="P3"/>
      <text:p text:style-name="P3">******************* <text:s/>FOLLOW <text:s/>******************** </text:p>
      <text:p text:style-name="P3"/>
      <text:p text:style-name="P3"><text:tab/>FOLLOW <text:s/>of A: $,(,),i,n </text:p>
      <text:p text:style-name="P3"><text:tab/>FOLLOW <text:s/>of B: $,(,),i,n </text:p>
      <text:p text:style-name="P3"><text:tab/>FOLLOW <text:s/>of C: </text:p>
      <text:p text:style-name="P3"><text:tab/>FOLLOW <text:s/>of D: (,),i,n </text:p>
      <text:p text:style-name="P3"/>
      <text:p text:style-name="P3">******************* <text:s/>FOLLOW <text:s/>******************** </text:p>
      <text:p text:style-name="P3"/>
      <text:p text:style-name="P3">Would you like to continue PRESS 'Y' or 'y'n </text:p>
      <text:p text:style-name="P3"><text:soft-page-break/>jazz@linuxmint ~/Desktop/ACT/First Follow $ ./ff gram5.txt </text:p>
      <text:p text:style-name="P3"/>
      <text:p text:style-name="P3"><text:tab/>1.FIRST </text:p>
      <text:p text:style-name="P3"><text:tab/>2.FOLLOW </text:p>
      <text:p text:style-name="P3"/>
      <text:p text:style-name="P3"><text:tab/>Enter your choice </text:p>
      <text:p text:style-name="P3">1 </text:p>
      <text:p text:style-name="P3"/>
      <text:p text:style-name="P3"/>
      <text:p text:style-name="P3">******************* <text:s/>GRAMMAR <text:s/>******************** </text:p>
      <text:p text:style-name="P3"/>
      <text:p text:style-name="P3"><text:tab/><text:tab/>A -&gt; B | C </text:p>
      <text:p text:style-name="P3"><text:tab/><text:tab/>B -&gt; n | i </text:p>
      <text:p text:style-name="P3"><text:tab/><text:tab/>C -&gt; (D) </text:p>
      <text:p text:style-name="P3"><text:tab/><text:tab/>D -&gt; DA | A </text:p>
      <text:p text:style-name="P3"/>
      <text:p text:style-name="P3"/>
      <text:p text:style-name="P3">******************* <text:s/>GRAMMAR <text:s/>******************** </text:p>
      <text:p text:style-name="P3"/>
      <text:p text:style-name="P3"/>
      <text:p text:style-name="P3"><text:tab/>1. Compute FIRST of all NTs </text:p>
      <text:p text:style-name="P3"><text:tab/>2. Compute FIRST for a specific SENTENTIAL form </text:p>
      <text:p text:style-name="P3"/>
      <text:p text:style-name="P3"><text:tab/>Enter your chice:2 </text:p>
      <text:p text:style-name="P3"/>
      <text:p text:style-name="P3"><text:tab/>Enter String: C -&gt; (D) </text:p>
      <text:p text:style-name="P3"/>
      <text:p text:style-name="P3">******************** <text:s/>FIRST <text:s/>********************* </text:p>
      <text:p text:style-name="P3"/>
      <text:p text:style-name="P3"><text:tab/><text:tab/>First of <text:s/>C : ( </text:p>
      <text:p text:style-name="P3">******************** <text:s/>FIRST <text:s/>********************* </text:p>
      <text:p text:style-name="P3"/>
      <text:p text:style-name="P3">Would you like to continue PRESS 'Y' or 'y'n</text:p>
      <text:p text:style-name="P3">jazz@linuxmint ~/Desktop/ACT/First Follow $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Nimbus Roman No9 L" fo:font-size="12pt" fo:language="en" fo:country="IN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WW-Absatz-Standardschriftar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0.0071in solid #000000" fo:padding="0.0201in" style:shadow="none" fo:background-color="transparent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201in" fo:margin-left="0in" fo:margin-right="0in" fo:margin-bottom="0.3799in" fo:border="0.0008in solid #000000" fo:padding="0.0201in" style:shadow="none" style:dynamic-spacing="true"/>
      </style:header-style>
      <style:footer-style>
        <style:header-footer-properties fo:min-height="0.4201in" fo:margin-left="0in" fo:margin-right="0in" fo:margin-top="0.3799in" fo:border="0.0008in solid #000000" fo:padding="0.0201in" style:shadow="none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2016in" fo:margin-bottom="1.2016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ocument:</text:span> FIRST &amp; FOLLOW SET <text:s text:c="83"/>15/10/10</text:p>
      </style:header>
      <style:footer>
        <text:p text:style-name="MP2">Page: <text:page-number text:select-page="current">4</text:page-number> <text:s text:c="9"/>Dharamsinh Desai Institute of Technology, M.Tech. Sem 1 <text:s text:c="10"/><text:span text:style-name="MT1">Name:</text:span> Ankit Desai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14T07:30:59</meta:creation-date>
    <meta:editing-duration>PT575H18M17S</meta:editing-duration>
    <dc:date>2010-10-15T16:07:28</dc:date>
    <dc:creator>Jai Krishna</dc:creator>
    <meta:generator>OpenOffice.org/3.2$Linux OpenOffice.org_project/320m12$Build-9483</meta:generator>
    <meta:editing-cycles>72</meta:editing-cycles>
    <meta:document-statistic meta:table-count="0" meta:image-count="0" meta:object-count="0" meta:page-count="4" meta:paragraph-count="113" meta:word-count="639" meta:character-count="4342"/>
    <meta:user-defined meta:name="Info 1"/>
    <meta:user-defined meta:name="Info 2"/>
    <meta:user-defined meta:name="Info 3"/>
    <meta:user-defined meta:name="Info 4"/>
  </office:meta>
</office:document-meta>
</file>